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number-columns-repeated="10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table:style-name="ce19" office:value-type="string" calcext:value-type="string">
            <text:p>1678.1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1=</text:p>
          </table:table-cell>
          <table:table-cell office:value-type="string" calcext:value-type="string">
            <text:p>10.5583.</text:p>
          </table:table-cell>
          <table:table-cell office:value-type="string" calcext:value-type="string">
            <text:p>1277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 office:value-type="string" calcext:value-type="string">
            <text:p>10.815.</text:p>
          </table:table-cell>
          <table:table-cell office:value-type="string" calcext:value-type="string">
            <text:p>3677.18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.00.0000</text:date>, <text:time style:data-style-name="N2" text:time-value="09:33:13.62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06T09:41:55.001000000</dc:date>
    <meta:editing-duration>P5DT9H37M18S</meta:editing-duration>
    <meta:editing-cycles>2099</meta:editing-cycles>
    <meta:document-statistic meta:table-count="4" meta:cell-count="11594" meta:object-count="0"/>
  </office:meta>
</office:document-meta>
</file>